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197cm" svg:height="2.016cm" draw:transform="rotate (-3.14159265358979) translate (11.1765683876568cm 3.15865018849598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3.2775683876568cm 5.65965018849598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8.97756838765677cm 5.55965018849598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5.47756838765677cm 7.85865018849598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7.57856838765677cm 10.3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3.27856838765677cm 10.2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0.2775683876568cm 10.258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2.3785683876568cm 12.7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8.07856838765676cm 12.6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4.9785683876568cm 7.85865018849598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7.0795683876568cm 10.3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2.7795683876568cm 10.2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9.7785683876568cm 10.258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21.8795683876568cm 12.7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path draw:style-name="gr1" draw:text-style-name="P1" draw:layer="layout" svg:width="2.197cm" svg:height="2.016cm" draw:transform="rotate (-3.14159265358979) translate (17.5795683876568cm 12.659650188496cm)" svg:viewBox="0 0 2198 2017" svg:d="M1186 2017c222-33 451 62 656-127 196-182 288-415 318-656 27-223 103-497-85-677-196-186-455-305-720-360-231-48-440-156-677-191-233-36-474 96-550 339-74 231-135 461-127 698 6 228 1 464 105 678 133 278 439 260 678 254h233 232 149">
          <text:p/>
        </draw:path>
        <draw:line draw:style-name="gr2" draw:text-style-name="P1" draw:layer="layout" svg:x1="9.4cm" svg:y1="2.7cm" svg:x2="8.5cm" svg:y2="3.7cm">
          <text:p/>
        </draw:line>
        <draw:line draw:style-name="gr2" draw:text-style-name="P1" draw:layer="layout" svg:x1="10.8cm" svg:y1="3cm" svg:x2="11.9cm" svg:y2="3.9cm">
          <text:p/>
        </draw:line>
        <draw:line draw:style-name="gr2" draw:text-style-name="P1" draw:layer="layout" svg:x1="12.45cm" svg:y1="5.45cm" svg:x2="13.55cm" svg:y2="6.35cm">
          <text:p/>
        </draw:line>
        <draw:line draw:style-name="gr2" draw:text-style-name="P1" draw:layer="layout" svg:x1="13.2cm" svg:y1="4.6cm" svg:x2="19.1cm" svg:y2="8.4cm">
          <text:p/>
        </draw:line>
        <draw:line draw:style-name="gr2" draw:text-style-name="P1" draw:layer="layout" svg:x1="14.25cm" svg:y1="7.75cm" svg:x2="15.35cm" svg:y2="8.65cm">
          <text:p/>
        </draw:line>
        <draw:line draw:style-name="gr2" draw:text-style-name="P1" draw:layer="layout" svg:x1="19.3cm" svg:y1="10cm" svg:x2="20.4cm" svg:y2="10.9cm">
          <text:p/>
        </draw:line>
        <draw:line draw:style-name="gr2" draw:text-style-name="P1" draw:layer="layout" svg:x1="9.85cm" svg:y1="10.15cm" svg:x2="10.95cm" svg:y2="11.05cm">
          <text:p/>
        </draw:line>
        <draw:line draw:style-name="gr2" draw:text-style-name="P1" draw:layer="layout" svg:x1="4.9cm" svg:y1="7.7cm" svg:x2="6cm" svg:y2="8.6cm">
          <text:p/>
        </draw:line>
        <draw:line draw:style-name="gr2" draw:text-style-name="P1" draw:layer="layout" svg:x1="8.05cm" svg:y1="5.35cm" svg:x2="9.2cm" svg:y2="8.4cm">
          <text:p/>
        </draw:line>
        <draw:line draw:style-name="gr2" draw:text-style-name="P1" draw:layer="layout" svg:x1="17.9cm" svg:y1="9.9cm" svg:x2="17.2cm" svg:y2="10.8cm">
          <text:p/>
        </draw:line>
        <draw:line draw:style-name="gr2" draw:text-style-name="P1" draw:layer="layout" svg:x1="13.051cm" svg:y1="7.45cm" svg:x2="12.351cm" svg:y2="8.35cm">
          <text:p/>
        </draw:line>
        <draw:line draw:style-name="gr2" draw:text-style-name="P1" draw:layer="layout" svg:x1="8.402cm" svg:y1="9.9cm" svg:x2="7.702cm" svg:y2="10.8cm">
          <text:p/>
        </draw:line>
        <draw:line draw:style-name="gr2" draw:text-style-name="P1" draw:layer="layout" svg:x1="3.602cm" svg:y1="7.5cm" svg:x2="2.902cm" svg:y2="8.4cm">
          <text:p/>
        </draw:line>
        <draw:line draw:style-name="gr2" draw:text-style-name="P1" draw:layer="layout" svg:x1="6.9cm" svg:y1="4.9cm" svg:x2="5.202cm" svg:y2="6cm">
          <text:p/>
        </draw:line>
        <draw:frame draw:style-name="gr3" draw:text-style-name="P2" draw:layer="layout" svg:width="0.853cm" svg:height="0.962cm" svg:x="9.8cm" svg:y="2.1cm">
          <draw:text-box>
            <text:p>4</text:p>
          </draw:text-box>
        </draw:frame>
        <draw:frame draw:style-name="gr3" draw:text-style-name="P2" draw:layer="layout" svg:width="0.853cm" svg:height="0.962cm" svg:x="7.3cm" svg:y="3.8cm">
          <draw:text-box>
            <text:p>3</text:p>
          </draw:text-box>
        </draw:frame>
        <draw:frame draw:style-name="gr3" draw:text-style-name="P2" draw:layer="layout" svg:width="0.853cm" svg:height="0.962cm" svg:x="1.7cm" svg:y="2.1cm">
          <draw:text-box>
            <text:p>2</text:p>
          </draw:text-box>
        </draw:frame>
        <draw:frame draw:style-name="gr3" draw:text-style-name="P2" draw:layer="layout" svg:width="0.853cm" svg:height="0.962cm" svg:x="3cm" svg:y="2.9cm">
          <draw:text-box>
            <text:p>1</text:p>
          </draw:text-box>
        </draw:frame>
        <draw:frame draw:style-name="gr3" draw:text-style-name="P2" draw:layer="layout" svg:width="0.853cm" svg:height="0.962cm" svg:x="9cm" svg:y="9.1cm">
          <draw:text-box>
            <text:p>1</text:p>
          </draw:text-box>
        </draw:frame>
        <draw:frame draw:style-name="gr3" draw:text-style-name="P2" draw:layer="layout" svg:width="0.853cm" svg:height="0.962cm" svg:x="11.9cm" svg:y="4.4cm">
          <draw:text-box>
            <text:p>2</text:p>
          </draw:text-box>
        </draw:frame>
        <draw:frame draw:style-name="gr3" draw:text-style-name="P2" draw:layer="layout" svg:width="0.853cm" svg:height="0.962cm" svg:x="13.6cm" svg:y="6.7cm">
          <draw:text-box>
            <text:p>1</text:p>
          </draw:text-box>
        </draw:frame>
        <draw:frame draw:style-name="gr3" draw:text-style-name="P2" draw:layer="layout" svg:width="0.875cm" svg:height="0.962cm" svg:x="18.4cm" svg:y="8.6cm">
          <draw:text-box>
            <text:p>&lt;</text:p>
          </draw:text-box>
        </draw:frame>
        <draw:frame draw:style-name="gr3" draw:text-style-name="P2" draw:layer="layout" svg:width="0.875cm" svg:height="0.962cm" svg:x="15.7cm" svg:y="9.2cm">
          <draw:text-box>
            <text:p>&lt;</text:p>
          </draw:text-box>
        </draw:frame>
        <draw:frame draw:style-name="gr3" draw:text-style-name="P2" draw:layer="layout" svg:width="0.875cm" svg:height="0.962cm" svg:x="11.5cm" svg:y="9.1cm">
          <draw:text-box>
            <text:p>&lt;</text:p>
          </draw:text-box>
        </draw:frame>
        <draw:frame draw:style-name="gr3" draw:text-style-name="P2" draw:layer="layout" svg:width="0.875cm" svg:height="0.962cm" svg:x="6.7cm" svg:y="11.1cm">
          <draw:text-box>
            <text:p>&lt;</text:p>
          </draw:text-box>
        </draw:frame>
        <draw:frame draw:style-name="gr3" draw:text-style-name="P2" draw:layer="layout" svg:width="0.875cm" svg:height="0.962cm" svg:x="10.8cm" svg:y="11.4cm">
          <draw:text-box>
            <text:p>&lt;</text:p>
          </draw:text-box>
        </draw:frame>
        <draw:frame draw:style-name="gr3" draw:text-style-name="P2" draw:layer="layout" svg:width="0.853cm" svg:height="0.962cm" svg:x="3.9cm" svg:y="6.2cm">
          <draw:text-box>
            <text:p>2</text:p>
          </draw:text-box>
        </draw:frame>
        <draw:frame draw:style-name="gr3" draw:text-style-name="P2" draw:layer="layout" svg:width="0.853cm" svg:height="0.962cm" svg:x="1.7cm" svg:y="8.7cm">
          <draw:text-box>
            <text:p>1</text:p>
          </draw:text-box>
        </draw:frame>
        <draw:frame draw:style-name="gr3" draw:text-style-name="P2" draw:layer="layout" svg:width="0.875cm" svg:height="0.962cm" svg:x="6cm" svg:y="8.8cm">
          <draw:text-box>
            <text:p>&lt;</text:p>
          </draw:text-box>
        </draw:frame>
        <draw:line draw:style-name="gr2" draw:text-style-name="P1" draw:layer="layout" svg:x1="1.7cm" svg:y1="10cm" svg:x2="1.2cm" svg:y2="10.8cm">
          <text:p/>
        </draw:line>
        <draw:path draw:style-name="gr1" draw:text-style-name="P1" draw:layer="layout" svg:width="2.136cm" svg:height="1.39cm" draw:transform="rotate (3.04245795207652) translate (2.29068085995643cm 12.141477700111cm)" svg:viewBox="0 0 2137 1391" svg:d="M1270 1236c228 15 462 22 676-46 323-102 144-442 125-672-23-274-358-303-569-368-226-70-459-129-695-144-216-15-447-10-646 127-255 176-125 447-146 675-30 318 285 451 501 545 213 93 453-14 678-24h213l230-44 54-91">
          <text:p/>
        </draw:path>
        <draw:frame draw:style-name="gr3" draw:text-style-name="P2" draw:layer="layout" svg:width="0.875cm" svg:height="0.962cm" svg:x="1cm" svg:y="11.2cm">
          <draw:text-box>
            <text:p>&lt;</text:p>
          </draw:text-box>
        </draw:frame>
        <draw:line draw:style-name="gr2" draw:text-style-name="P1" draw:layer="layout" svg:x1="2.9cm" svg:y1="10.1cm" svg:x2="3.4cm" svg:y2="10.8cm">
          <text:p/>
        </draw:line>
        <draw:path draw:style-name="gr1" draw:text-style-name="P1" draw:layer="layout" svg:width="1.791cm" svg:height="1.72cm" draw:transform="rotate (-3.04245795207652) translate (4.78748936533007cm 12.1514604701971cm)" svg:viewBox="0 0 1792 1721" svg:d="M824 1594c229 40 454-16 667-83 271-84 275-410 299-650 26-258-176-463-388-591-199-121-413-217-638-214-241 3-585-199-695 144-69 214-50 450-67 674-19 256 99 535 316 670 185 114 416 233 645 149l122-158">
          <text:p/>
        </draw:path>
        <draw:frame draw:style-name="gr3" draw:text-style-name="P2" draw:layer="layout" svg:width="0.875cm" svg:height="0.962cm" svg:x="3.3cm" svg:y="11.1cm">
          <draw:text-box>
            <text:p>&l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4:41:06.439862968</meta:creation-date>
    <dc:date>2015-12-15T15:06:28.240042289</dc:date>
    <meta:editing-duration>PT9M36S</meta:editing-duration>
    <meta:editing-cycles>1</meta:editing-cycles>
    <meta:document-statistic meta:object-count="50"/>
    <meta:generator>LibreOffice/4.4.6.3$Linux_X86_64 LibreOffice_project/40m0$Build-3</meta:generator>
  </office:meta>
</office:document-meta>
</file>